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.62" calcext:value-type="float">
            <text:p>301.62</text:p>
          </table:table-cell>
          <table:table-cell office:value-type="float" office:value="289.846" calcext:value-type="float">
            <text:p>289.846</text:p>
          </table:table-cell>
          <table:table-cell office:value-type="float" office:value="272.03" calcext:value-type="float">
            <text:p>272.03</text:p>
          </table:table-cell>
          <table:table-cell office:value-type="float" office:value="306.194" calcext:value-type="float">
            <text:p>306.194</text:p>
          </table:table-cell>
          <table:table-cell office:value-type="float" office:value="276.836" calcext:value-type="float">
            <text:p>276.836</text:p>
          </table:table-cell>
          <table:table-cell office:value-type="float" office:value="299.895" calcext:value-type="float">
            <text:p>299.895</text:p>
          </table:table-cell>
          <table:table-cell/>
          <table:table-cell table:formula="of:=MAX([.B2:.G2] )" office:value-type="float" office:value="306.194" calcext:value-type="float">
            <text:p>306.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.676" calcext:value-type="float">
            <text:p>127.676</text:p>
          </table:table-cell>
          <table:table-cell office:value-type="float" office:value="273.088" calcext:value-type="float">
            <text:p>273.088</text:p>
          </table:table-cell>
          <table:table-cell office:value-type="float" office:value="250.987" calcext:value-type="float">
            <text:p>250.987</text:p>
          </table:table-cell>
          <table:table-cell office:value-type="float" office:value="249.308" calcext:value-type="float">
            <text:p>249.308</text:p>
          </table:table-cell>
          <table:table-cell office:value-type="float" office:value="255.262" calcext:value-type="float">
            <text:p>255.262</text:p>
          </table:table-cell>
          <table:table-cell office:value-type="float" office:value="301.202" calcext:value-type="float">
            <text:p>301.202</text:p>
          </table:table-cell>
          <table:table-cell/>
          <table:table-cell table:formula="of:=MAX([.B3:.G3] )" office:value-type="float" office:value="301.202" calcext:value-type="float">
            <text:p>301.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.961" calcext:value-type="float">
            <text:p>288.961</text:p>
          </table:table-cell>
          <table:table-cell office:value-type="float" office:value="270.719" calcext:value-type="float">
            <text:p>270.719</text:p>
          </table:table-cell>
          <table:table-cell office:value-type="float" office:value="302.069" calcext:value-type="float">
            <text:p>302.069</text:p>
          </table:table-cell>
          <table:table-cell office:value-type="float" office:value="270.235" calcext:value-type="float">
            <text:p>270.235</text:p>
          </table:table-cell>
          <table:table-cell office:value-type="float" office:value="264.315" calcext:value-type="float">
            <text:p>264.315</text:p>
          </table:table-cell>
          <table:table-cell office:value-type="float" office:value="262.358" calcext:value-type="float">
            <text:p>262.358</text:p>
          </table:table-cell>
          <table:table-cell/>
          <table:table-cell table:formula="of:=MAX([.B4:.G4] )" office:value-type="float" office:value="302.069" calcext:value-type="float">
            <text:p>302.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.782" calcext:value-type="float">
            <text:p>209.782</text:p>
          </table:table-cell>
          <table:table-cell office:value-type="float" office:value="296.952" calcext:value-type="float">
            <text:p>296.952</text:p>
          </table:table-cell>
          <table:table-cell office:value-type="float" office:value="221.904" calcext:value-type="float">
            <text:p>221.904</text:p>
          </table:table-cell>
          <table:table-cell office:value-type="float" office:value="231.716" calcext:value-type="float">
            <text:p>231.716</text:p>
          </table:table-cell>
          <table:table-cell office:value-type="float" office:value="283.146" calcext:value-type="float">
            <text:p>283.146</text:p>
          </table:table-cell>
          <table:table-cell office:value-type="float" office:value="187.791" calcext:value-type="float">
            <text:p>187.791</text:p>
          </table:table-cell>
          <table:table-cell/>
          <table:table-cell table:formula="of:=MAX([.B5:.G5] )" office:value-type="float" office:value="296.952" calcext:value-type="float">
            <text:p>296.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.462" calcext:value-type="float">
            <text:p>258.462</text:p>
          </table:table-cell>
          <table:table-cell office:value-type="float" office:value="274.756" calcext:value-type="float">
            <text:p>274.756</text:p>
          </table:table-cell>
          <table:table-cell office:value-type="float" office:value="247.032" calcext:value-type="float">
            <text:p>247.032</text:p>
          </table:table-cell>
          <table:table-cell office:value-type="float" office:value="220.247" calcext:value-type="float">
            <text:p>220.247</text:p>
          </table:table-cell>
          <table:table-cell office:value-type="float" office:value="222.651" calcext:value-type="float">
            <text:p>222.651</text:p>
          </table:table-cell>
          <table:table-cell office:value-type="float" office:value="241.287" calcext:value-type="float">
            <text:p>241.287</text:p>
          </table:table-cell>
          <table:table-cell/>
          <table:table-cell table:formula="of:=MAX([.B6:.G6] )" office:value-type="float" office:value="274.756" calcext:value-type="float">
            <text:p>274.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.582" calcext:value-type="float">
            <text:p>197.582</text:p>
          </table:table-cell>
          <table:table-cell office:value-type="float" office:value="212.972" calcext:value-type="float">
            <text:p>212.972</text:p>
          </table:table-cell>
          <table:table-cell office:value-type="float" office:value="326.289" calcext:value-type="float">
            <text:p>326.289</text:p>
          </table:table-cell>
          <table:table-cell office:value-type="float" office:value="249.23" calcext:value-type="float">
            <text:p>249.23</text:p>
          </table:table-cell>
          <table:table-cell office:value-type="float" office:value="290.269" calcext:value-type="float">
            <text:p>290.269</text:p>
          </table:table-cell>
          <table:table-cell office:value-type="float" office:value="332.592" calcext:value-type="float">
            <text:p>332.592</text:p>
          </table:table-cell>
          <table:table-cell/>
          <table:table-cell table:formula="of:=MAX([.B7:.G7] )" office:value-type="float" office:value="332.592" calcext:value-type="float">
            <text:p>332.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6.312" calcext:value-type="float">
            <text:p>226.312</text:p>
          </table:table-cell>
          <table:table-cell office:value-type="float" office:value="266.951" calcext:value-type="float">
            <text:p>266.951</text:p>
          </table:table-cell>
          <table:table-cell office:value-type="float" office:value="192.289" calcext:value-type="float">
            <text:p>192.289</text:p>
          </table:table-cell>
          <table:table-cell office:value-type="float" office:value="301.353" calcext:value-type="float">
            <text:p>301.353</text:p>
          </table:table-cell>
          <table:table-cell office:value-type="float" office:value="192.767" calcext:value-type="float">
            <text:p>192.767</text:p>
          </table:table-cell>
          <table:table-cell office:value-type="float" office:value="233.945" calcext:value-type="float">
            <text:p>233.945</text:p>
          </table:table-cell>
          <table:table-cell/>
          <table:table-cell table:formula="of:=MAX([.B8:.G8] )" office:value-type="float" office:value="301.353" calcext:value-type="float">
            <text:p>301.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.663" calcext:value-type="float">
            <text:p>311.663</text:p>
          </table:table-cell>
          <table:table-cell office:value-type="float" office:value="267.046" calcext:value-type="float">
            <text:p>267.046</text:p>
          </table:table-cell>
          <table:table-cell office:value-type="float" office:value="287.442" calcext:value-type="float">
            <text:p>287.442</text:p>
          </table:table-cell>
          <table:table-cell office:value-type="float" office:value="244.788" calcext:value-type="float">
            <text:p>244.788</text:p>
          </table:table-cell>
          <table:table-cell office:value-type="float" office:value="258.388" calcext:value-type="float">
            <text:p>258.388</text:p>
          </table:table-cell>
          <table:table-cell office:value-type="float" office:value="243.271" calcext:value-type="float">
            <text:p>243.271</text:p>
          </table:table-cell>
          <table:table-cell/>
          <table:table-cell table:formula="of:=MAX([.B9:.G9] )" office:value-type="float" office:value="311.663" calcext:value-type="float">
            <text:p>311.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.337" calcext:value-type="float">
            <text:p>229.337</text:p>
          </table:table-cell>
          <table:table-cell office:value-type="float" office:value="249.003" calcext:value-type="float">
            <text:p>249.003</text:p>
          </table:table-cell>
          <table:table-cell office:value-type="float" office:value="268.198" calcext:value-type="float">
            <text:p>268.198</text:p>
          </table:table-cell>
          <table:table-cell office:value-type="float" office:value="158.726" calcext:value-type="float">
            <text:p>158.726</text:p>
          </table:table-cell>
          <table:table-cell office:value-type="float" office:value="248.409" calcext:value-type="float">
            <text:p>248.409</text:p>
          </table:table-cell>
          <table:table-cell office:value-type="float" office:value="218.538" calcext:value-type="float">
            <text:p>218.538</text:p>
          </table:table-cell>
          <table:table-cell/>
          <table:table-cell table:formula="of:=MAX([.B10:.G10] )" office:value-type="float" office:value="268.198" calcext:value-type="float">
            <text:p>268.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3.064" calcext:value-type="float">
            <text:p>283.064</text:p>
          </table:table-cell>
          <table:table-cell office:value-type="float" office:value="211.949" calcext:value-type="float">
            <text:p>211.949</text:p>
          </table:table-cell>
          <table:table-cell office:value-type="float" office:value="356.244" calcext:value-type="float">
            <text:p>356.244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360.68" calcext:value-type="float">
            <text:p>360.68</text:p>
          </table:table-cell>
          <table:table-cell office:value-type="float" office:value="276.258" calcext:value-type="float">
            <text:p>276.258</text:p>
          </table:table-cell>
          <table:table-cell/>
          <table:table-cell table:formula="of:=MAX([.B11:.G11] )" office:value-type="float" office:value="360.68" calcext:value-type="float">
            <text:p>360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3.198" calcext:value-type="float">
            <text:p>243.198</text:p>
          </table:table-cell>
          <table:table-cell office:value-type="float" office:value="203.107" calcext:value-type="float">
            <text:p>203.107</text:p>
          </table:table-cell>
          <table:table-cell office:value-type="float" office:value="266.184" calcext:value-type="float">
            <text:p>266.184</text:p>
          </table:table-cell>
          <table:table-cell office:value-type="float" office:value="243.042" calcext:value-type="float">
            <text:p>243.042</text:p>
          </table:table-cell>
          <table:table-cell office:value-type="float" office:value="249.925" calcext:value-type="float">
            <text:p>249.925</text:p>
          </table:table-cell>
          <table:table-cell office:value-type="float" office:value="280.115" calcext:value-type="float">
            <text:p>280.115</text:p>
          </table:table-cell>
          <table:table-cell/>
          <table:table-cell table:formula="of:=MAX([.B12:.G12] )" office:value-type="float" office:value="280.115" calcext:value-type="float">
            <text:p>280.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.686" calcext:value-type="float">
            <text:p>169.686</text:p>
          </table:table-cell>
          <table:table-cell office:value-type="float" office:value="237.975" calcext:value-type="float">
            <text:p>237.975</text:p>
          </table:table-cell>
          <table:table-cell office:value-type="float" office:value="269.296" calcext:value-type="float">
            <text:p>269.296</text:p>
          </table:table-cell>
          <table:table-cell office:value-type="float" office:value="190.673" calcext:value-type="float">
            <text:p>190.673</text:p>
          </table:table-cell>
          <table:table-cell office:value-type="float" office:value="235.32" calcext:value-type="float">
            <text:p>235.32</text:p>
          </table:table-cell>
          <table:table-cell office:value-type="float" office:value="222.272" calcext:value-type="float">
            <text:p>222.272</text:p>
          </table:table-cell>
          <table:table-cell/>
          <table:table-cell table:formula="of:=MAX([.B13:.G13] )" office:value-type="float" office:value="269.296" calcext:value-type="float">
            <text:p>269.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.956" calcext:value-type="float">
            <text:p>286.956</text:p>
          </table:table-cell>
          <table:table-cell office:value-type="float" office:value="238.864" calcext:value-type="float">
            <text:p>238.864</text:p>
          </table:table-cell>
          <table:table-cell office:value-type="float" office:value="201.171" calcext:value-type="float">
            <text:p>201.171</text:p>
          </table:table-cell>
          <table:table-cell office:value-type="float" office:value="232.581" calcext:value-type="float">
            <text:p>232.581</text:p>
          </table:table-cell>
          <table:table-cell office:value-type="float" office:value="232.526" calcext:value-type="float">
            <text:p>232.526</text:p>
          </table:table-cell>
          <table:table-cell office:value-type="float" office:value="247.151" calcext:value-type="float">
            <text:p>247.151</text:p>
          </table:table-cell>
          <table:table-cell/>
          <table:table-cell table:formula="of:=MAX([.B14:.G14] )" office:value-type="float" office:value="286.956" calcext:value-type="float">
            <text:p>286.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9.627" calcext:value-type="float">
            <text:p>269.627</text:p>
          </table:table-cell>
          <table:table-cell office:value-type="float" office:value="232.967" calcext:value-type="float">
            <text:p>232.967</text:p>
          </table:table-cell>
          <table:table-cell office:value-type="float" office:value="238.838" calcext:value-type="float">
            <text:p>238.838</text:p>
          </table:table-cell>
          <table:table-cell office:value-type="float" office:value="285.632" calcext:value-type="float">
            <text:p>285.632</text:p>
          </table:table-cell>
          <table:table-cell office:value-type="float" office:value="233.364" calcext:value-type="float">
            <text:p>233.364</text:p>
          </table:table-cell>
          <table:table-cell office:value-type="float" office:value="222.966" calcext:value-type="float">
            <text:p>222.966</text:p>
          </table:table-cell>
          <table:table-cell/>
          <table:table-cell table:formula="of:=MAX([.B15:.G15] )" office:value-type="float" office:value="285.632" calcext:value-type="float">
            <text:p>285.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.678" calcext:value-type="float">
            <text:p>270.678</text:p>
          </table:table-cell>
          <table:table-cell office:value-type="float" office:value="242.223" calcext:value-type="float">
            <text:p>242.223</text:p>
          </table:table-cell>
          <table:table-cell office:value-type="float" office:value="319.992" calcext:value-type="float">
            <text:p>319.992</text:p>
          </table:table-cell>
          <table:table-cell office:value-type="float" office:value="305.083" calcext:value-type="float">
            <text:p>305.083</text:p>
          </table:table-cell>
          <table:table-cell office:value-type="float" office:value="319.532" calcext:value-type="float">
            <text:p>319.532</text:p>
          </table:table-cell>
          <table:table-cell office:value-type="float" office:value="252.13" calcext:value-type="float">
            <text:p>252.13</text:p>
          </table:table-cell>
          <table:table-cell/>
          <table:table-cell table:formula="of:=MAX([.B16:.G16] )" office:value-type="float" office:value="319.992" calcext:value-type="float">
            <text:p>319.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7.697" calcext:value-type="float">
            <text:p>317.697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339.987" calcext:value-type="float">
            <text:p>339.987</text:p>
          </table:table-cell>
          <table:table-cell office:value-type="float" office:value="250.734" calcext:value-type="float">
            <text:p>250.734</text:p>
          </table:table-cell>
          <table:table-cell office:value-type="float" office:value="277.953" calcext:value-type="float">
            <text:p>277.953</text:p>
          </table:table-cell>
          <table:table-cell office:value-type="float" office:value="323.658" calcext:value-type="float">
            <text:p>323.658</text:p>
          </table:table-cell>
          <table:table-cell/>
          <table:table-cell table:formula="of:=MAX([.B17:.G17] )" office:value-type="float" office:value="339.987" calcext:value-type="float">
            <text:p>339.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.505" calcext:value-type="float">
            <text:p>263.505</text:p>
          </table:table-cell>
          <table:table-cell office:value-type="float" office:value="173.125" calcext:value-type="float">
            <text:p>173.125</text:p>
          </table:table-cell>
          <table:table-cell office:value-type="float" office:value="125.846" calcext:value-type="float">
            <text:p>125.846</text:p>
          </table:table-cell>
          <table:table-cell office:value-type="float" office:value="286.927" calcext:value-type="float">
            <text:p>286.927</text:p>
          </table:table-cell>
          <table:table-cell office:value-type="float" office:value="283.015" calcext:value-type="float">
            <text:p>283.015</text:p>
          </table:table-cell>
          <table:table-cell office:value-type="float" office:value="229.791" calcext:value-type="float">
            <text:p>229.791</text:p>
          </table:table-cell>
          <table:table-cell/>
          <table:table-cell table:formula="of:=MAX([.B18:.G18] )" office:value-type="float" office:value="286.927" calcext:value-type="float">
            <text:p>286.9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.621" calcext:value-type="float">
            <text:p>268.621</text:p>
          </table:table-cell>
          <table:table-cell office:value-type="float" office:value="215.12" calcext:value-type="float">
            <text:p>215.12</text:p>
          </table:table-cell>
          <table:table-cell office:value-type="float" office:value="279.961" calcext:value-type="float">
            <text:p>279.961</text:p>
          </table:table-cell>
          <table:table-cell office:value-type="float" office:value="211.95" calcext:value-type="float">
            <text:p>211.95</text:p>
          </table:table-cell>
          <table:table-cell office:value-type="float" office:value="323.164" calcext:value-type="float">
            <text:p>323.164</text:p>
          </table:table-cell>
          <table:table-cell office:value-type="float" office:value="223.512" calcext:value-type="float">
            <text:p>223.512</text:p>
          </table:table-cell>
          <table:table-cell/>
          <table:table-cell table:formula="of:=MAX([.B19:.G19] )" office:value-type="float" office:value="323.164" calcext:value-type="float">
            <text:p>323.1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3.431" calcext:value-type="float">
            <text:p>263.431</text:p>
          </table:table-cell>
          <table:table-cell office:value-type="float" office:value="321.965" calcext:value-type="float">
            <text:p>321.965</text:p>
          </table:table-cell>
          <table:table-cell office:value-type="float" office:value="298.122" calcext:value-type="float">
            <text:p>298.122</text:p>
          </table:table-cell>
          <table:table-cell office:value-type="float" office:value="239.93" calcext:value-type="float">
            <text:p>239.93</text:p>
          </table:table-cell>
          <table:table-cell office:value-type="float" office:value="284.432" calcext:value-type="float">
            <text:p>284.432</text:p>
          </table:table-cell>
          <table:table-cell office:value-type="float" office:value="264.847" calcext:value-type="float">
            <text:p>264.847</text:p>
          </table:table-cell>
          <table:table-cell/>
          <table:table-cell table:formula="of:=MAX([.B20:.G20] )" office:value-type="float" office:value="321.965" calcext:value-type="float">
            <text:p>321.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2.54" calcext:value-type="float">
            <text:p>262.54</text:p>
          </table:table-cell>
          <table:table-cell office:value-type="float" office:value="272.896" calcext:value-type="float">
            <text:p>272.896</text:p>
          </table:table-cell>
          <table:table-cell office:value-type="float" office:value="281.572" calcext:value-type="float">
            <text:p>281.572</text:p>
          </table:table-cell>
          <table:table-cell office:value-type="float" office:value="258.524" calcext:value-type="float">
            <text:p>258.524</text:p>
          </table:table-cell>
          <table:table-cell office:value-type="float" office:value="304.213" calcext:value-type="float">
            <text:p>304.213</text:p>
          </table:table-cell>
          <table:table-cell office:value-type="float" office:value="361.149" calcext:value-type="float">
            <text:p>361.149</text:p>
          </table:table-cell>
          <table:table-cell/>
          <table:table-cell table:formula="of:=MAX([.B21:.G21] )" office:value-type="float" office:value="361.149" calcext:value-type="float">
            <text:p>361.149</text:p>
          </table:table-cell>
        </table:table-row>
        <table:table-row table:style-name="ro1">
          <table:table-cell/>
          <table:table-cell table:formula="of:=AVERAGE([.B2:.B21])" office:value-type="float" office:value="252.5199" calcext:value-type="float">
            <text:p>252.5199</text:p>
          </table:table-cell>
          <table:table-cell table:formula="of:=AVERAGE([.C2:.C21])" office:value-type="float" office:value="250.66645" calcext:value-type="float">
            <text:p>250.66645</text:p>
          </table:table-cell>
          <table:table-cell table:formula="of:=AVERAGE([.D2:.D21])" office:value-type="float" office:value="267.27265" calcext:value-type="float">
            <text:p>267.27265</text:p>
          </table:table-cell>
          <table:table-cell table:formula="of:=AVERAGE([.E2:.E21])" office:value-type="float" office:value="250.93925" calcext:value-type="float">
            <text:p>250.93925</text:p>
          </table:table-cell>
          <table:table-cell table:formula="of:=AVERAGE([.F2:.F21])" office:value-type="float" office:value="269.80835" calcext:value-type="float">
            <text:p>269.80835</text:p>
          </table:table-cell>
          <table:table-cell table:formula="of:=AVERAGE([.G2:.G21])" office:value-type="float" office:value="261.2364" calcext:value-type="float">
            <text:p>261.2364</text:p>
          </table:table-cell>
          <table:table-cell/>
          <table:table-cell table:formula="of:=MAX([.B22:.G22] )" office:value-type="float" office:value="269.80835" calcext:value-type="float">
            <text:p>269.808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最高分</text:p>
          </table:table-cell>
          <table:table-cell office:value-type="float" office:value="734.677" calcext:value-type="float">
            <text:p>734.677</text:p>
          </table:table-cell>
          <table:table-cell office:value-type="float" office:value="760.927" calcext:value-type="float">
            <text:p>760.927</text:p>
          </table:table-cell>
          <table:table-cell office:value-type="float" office:value="937.32" calcext:value-type="float">
            <text:p>937.32</text:p>
          </table:table-cell>
          <table:table-cell office:value-type="float" office:value="774.803" calcext:value-type="float">
            <text:p>774.803</text:p>
          </table:table-cell>
          <table:table-cell office:value-type="float" office:value="756.669" calcext:value-type="float">
            <text:p>756.669</text:p>
          </table:table-cell>
          <table:table-cell office:value-type="float" office:value="695.479" calcext:value-type="float">
            <text:p>695.479</text:p>
          </table:table-cell>
          <table:table-cell/>
          <table:table-cell table:formula="of:=MAX([.B24:.G24] )" office:value-type="float" office:value="937.32" calcext:value-type="float">
            <text:p>937.32</text:p>
          </table:table-cell>
        </table:table-row>
        <table:table-row table:style-name="ro1">
          <table:table-cell/>
          <table:table-cell office:value-type="float" office:value="950.138" calcext:value-type="float">
            <text:p>950.138</text:p>
          </table:table-cell>
          <table:table-cell office:value-type="float" office:value="1207.92" calcext:value-type="float">
            <text:p>1207.92</text:p>
          </table:table-cell>
          <table:table-cell office:value-type="float" office:value="750.811" calcext:value-type="float">
            <text:p>750.811</text:p>
          </table:table-cell>
          <table:table-cell office:value-type="float" office:value="619.747" calcext:value-type="float">
            <text:p>619.747</text:p>
          </table:table-cell>
          <table:table-cell office:value-type="float" office:value="710.468" calcext:value-type="float">
            <text:p>710.468</text:p>
          </table:table-cell>
          <table:table-cell office:value-type="float" office:value="609.071" calcext:value-type="float">
            <text:p>609.0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5.088" calcext:value-type="float">
            <text:p>705.088</text:p>
          </table:table-cell>
          <table:table-cell office:value-type="float" office:value="802.5" calcext:value-type="float">
            <text:p>802.5</text:p>
          </table:table-cell>
          <table:table-cell office:value-type="float" office:value="784.839" calcext:value-type="float">
            <text:p>784.839</text:p>
          </table:table-cell>
          <table:table-cell office:value-type="float" office:value="704.702" calcext:value-type="float">
            <text:p>704.702</text:p>
          </table:table-cell>
          <table:table-cell office:value-type="float" office:value="824.362" calcext:value-type="float">
            <text:p>824.362</text:p>
          </table:table-cell>
          <table:table-cell office:value-type="float" office:value="986.387" calcext:value-type="float">
            <text:p>986.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8.061" calcext:value-type="float">
            <text:p>758.061</text:p>
          </table:table-cell>
          <table:table-cell office:value-type="float" office:value="732.548" calcext:value-type="float">
            <text:p>732.548</text:p>
          </table:table-cell>
          <table:table-cell office:value-type="float" office:value="647.858" calcext:value-type="float">
            <text:p>647.858</text:p>
          </table:table-cell>
          <table:table-cell office:value-type="float" office:value="695.245" calcext:value-type="float">
            <text:p>695.245</text:p>
          </table:table-cell>
          <table:table-cell office:value-type="float" office:value="624.432" calcext:value-type="float">
            <text:p>624.432</text:p>
          </table:table-cell>
          <table:table-cell office:value-type="float" office:value="836.401" calcext:value-type="float">
            <text:p>836.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.028" calcext:value-type="float">
            <text:p>740.028</text:p>
          </table:table-cell>
          <table:table-cell office:value-type="float" office:value="821.045" calcext:value-type="float">
            <text:p>821.045</text:p>
          </table:table-cell>
          <table:table-cell office:value-type="float" office:value="549.073" calcext:value-type="float">
            <text:p>549.073</text:p>
          </table:table-cell>
          <table:table-cell office:value-type="float" office:value="778.932" calcext:value-type="float">
            <text:p>778.932</text:p>
          </table:table-cell>
          <table:table-cell office:value-type="float" office:value="628.223" calcext:value-type="float">
            <text:p>628.223</text:p>
          </table:table-cell>
          <table:table-cell office:value-type="float" office:value="650.738" calcext:value-type="float">
            <text:p>650.7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0.673" calcext:value-type="float">
            <text:p>690.673</text:p>
          </table:table-cell>
          <table:table-cell office:value-type="float" office:value="793.068" calcext:value-type="float">
            <text:p>793.068</text:p>
          </table:table-cell>
          <table:table-cell office:value-type="float" office:value="839.263" calcext:value-type="float">
            <text:p>839.263</text:p>
          </table:table-cell>
          <table:table-cell office:value-type="float" office:value="739.482" calcext:value-type="float">
            <text:p>739.482</text:p>
          </table:table-cell>
          <table:table-cell office:value-type="float" office:value="771.013" calcext:value-type="float">
            <text:p>771.013</text:p>
          </table:table-cell>
          <table:table-cell office:value-type="float" office:value="830.263" calcext:value-type="float">
            <text:p>830.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7.856" calcext:value-type="float">
            <text:p>897.856</text:p>
          </table:table-cell>
          <table:table-cell office:value-type="float" office:value="769.262" calcext:value-type="float">
            <text:p>769.262</text:p>
          </table:table-cell>
          <table:table-cell office:value-type="float" office:value="792.402" calcext:value-type="float">
            <text:p>792.402</text:p>
          </table:table-cell>
          <table:table-cell office:value-type="float" office:value="605.992" calcext:value-type="float">
            <text:p>605.992</text:p>
          </table:table-cell>
          <table:table-cell office:value-type="float" office:value="648.833" calcext:value-type="float">
            <text:p>648.833</text:p>
          </table:table-cell>
          <table:table-cell office:value-type="float" office:value="984.533" calcext:value-type="float">
            <text:p>984.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9.133" calcext:value-type="float">
            <text:p>799.133</text:p>
          </table:table-cell>
          <table:table-cell office:value-type="float" office:value="642.392" calcext:value-type="float">
            <text:p>642.392</text:p>
          </table:table-cell>
          <table:table-cell office:value-type="float" office:value="457.266" calcext:value-type="float">
            <text:p>457.266</text:p>
          </table:table-cell>
          <table:table-cell office:value-type="float" office:value="942.63" calcext:value-type="float">
            <text:p>942.63</text:p>
          </table:table-cell>
          <table:table-cell office:value-type="float" office:value="915.426" calcext:value-type="float">
            <text:p>915.426</text:p>
          </table:table-cell>
          <table:table-cell office:value-type="float" office:value="710.228" calcext:value-type="float">
            <text:p>710.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0.89" calcext:value-type="float">
            <text:p>1490.89</text:p>
          </table:table-cell>
          <table:table-cell office:value-type="float" office:value="588.286" calcext:value-type="float">
            <text:p>588.286</text:p>
          </table:table-cell>
          <table:table-cell office:value-type="float" office:value="986.359" calcext:value-type="float">
            <text:p>986.359</text:p>
          </table:table-cell>
          <table:table-cell office:value-type="float" office:value="494.934" calcext:value-type="float">
            <text:p>494.934</text:p>
          </table:table-cell>
          <table:table-cell office:value-type="float" office:value="739.701" calcext:value-type="float">
            <text:p>739.701</text:p>
          </table:table-cell>
          <table:table-cell office:value-type="float" office:value="604.379" calcext:value-type="float">
            <text:p>604.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2.233" calcext:value-type="float">
            <text:p>372.233</text:p>
          </table:table-cell>
          <table:table-cell office:value-type="float" office:value="812.812" calcext:value-type="float">
            <text:p>812.812</text:p>
          </table:table-cell>
          <table:table-cell office:value-type="float" office:value="1060.12" calcext:value-type="float">
            <text:p>1060.12</text:p>
          </table:table-cell>
          <table:table-cell office:value-type="float" office:value="679.706" calcext:value-type="float">
            <text:p>679.706</text:p>
          </table:table-cell>
          <table:table-cell office:value-type="float" office:value="816.522" calcext:value-type="float">
            <text:p>816.522</text:p>
          </table:table-cell>
          <table:table-cell office:value-type="float" office:value="828.822" calcext:value-type="float">
            <text:p>828.822</text:p>
          </table:table-cell>
          <table:table-cell/>
          <table:table-cell table:formula="of:=MAX([.B33:.G33] )" office:value-type="float" office:value="1060.12" calcext:value-type="float">
            <text:p>1060.12</text:p>
          </table:table-cell>
        </table:table-row>
        <table:table-row table:style-name="ro1">
          <table:table-cell/>
          <table:table-cell office:value-type="float" office:value="757.909" calcext:value-type="float">
            <text:p>757.909</text:p>
          </table:table-cell>
          <table:table-cell office:value-type="float" office:value="763.461" calcext:value-type="float">
            <text:p>763.461</text:p>
          </table:table-cell>
          <table:table-cell office:value-type="float" office:value="697.359" calcext:value-type="float">
            <text:p>697.359</text:p>
          </table:table-cell>
          <table:table-cell office:value-type="float" office:value="857.536" calcext:value-type="float">
            <text:p>857.536</text:p>
          </table:table-cell>
          <table:table-cell office:value-type="float" office:value="794.093" calcext:value-type="float">
            <text:p>794.093</text:p>
          </table:table-cell>
          <table:table-cell office:value-type="float" office:value="1047.83" calcext:value-type="float">
            <text:p>1047.83</text:p>
          </table:table-cell>
          <table:table-cell/>
          <table:table-cell table:formula="of:=MAX([.B34:.G34] )" office:value-type="float" office:value="1047.83" calcext:value-type="float">
            <text:p>1047.83</text:p>
          </table:table-cell>
        </table:table-row>
        <table:table-row table:style-name="ro1">
          <table:table-cell/>
          <table:table-cell office:value-type="float" office:value="691.559" calcext:value-type="float">
            <text:p>691.559</text:p>
          </table:table-cell>
          <table:table-cell office:value-type="float" office:value="658.515" calcext:value-type="float">
            <text:p>658.515</text:p>
          </table:table-cell>
          <table:table-cell office:value-type="float" office:value="569.556" calcext:value-type="float">
            <text:p>569.556</text:p>
          </table:table-cell>
          <table:table-cell office:value-type="float" office:value="905.902" calcext:value-type="float">
            <text:p>905.902</text:p>
          </table:table-cell>
          <table:table-cell office:value-type="float" office:value="782.216" calcext:value-type="float">
            <text:p>782.216</text:p>
          </table:table-cell>
          <table:table-cell office:value-type="float" office:value="663.354" calcext:value-type="float">
            <text:p>663.354</text:p>
          </table:table-cell>
          <table:table-cell/>
          <table:table-cell table:formula="of:=MAX([.B35:.G35] )" office:value-type="float" office:value="905.902" calcext:value-type="float">
            <text:p>905.902</text:p>
          </table:table-cell>
        </table:table-row>
        <table:table-row table:style-name="ro1">
          <table:table-cell/>
          <table:table-cell office:value-type="float" office:value="670.063" calcext:value-type="float">
            <text:p>670.063</text:p>
          </table:table-cell>
          <table:table-cell office:value-type="float" office:value="873.192" calcext:value-type="float">
            <text:p>873.192</text:p>
          </table:table-cell>
          <table:table-cell office:value-type="float" office:value="700.852" calcext:value-type="float">
            <text:p>700.852</text:p>
          </table:table-cell>
          <table:table-cell office:value-type="float" office:value="563.75" calcext:value-type="float">
            <text:p>563.75</text:p>
          </table:table-cell>
          <table:table-cell office:value-type="float" office:value="842.911" calcext:value-type="float">
            <text:p>842.911</text:p>
          </table:table-cell>
          <table:table-cell office:value-type="float" office:value="665.114" calcext:value-type="float">
            <text:p>665.114</text:p>
          </table:table-cell>
          <table:table-cell/>
          <table:table-cell table:formula="of:=MAX([.B36:.G36] )" office:value-type="float" office:value="873.192" calcext:value-type="float">
            <text:p>873.192</text:p>
          </table:table-cell>
        </table:table-row>
        <table:table-row table:style-name="ro1">
          <table:table-cell/>
          <table:table-cell office:value-type="float" office:value="673.913" calcext:value-type="float">
            <text:p>673.913</text:p>
          </table:table-cell>
          <table:table-cell office:value-type="float" office:value="678.451" calcext:value-type="float">
            <text:p>678.451</text:p>
          </table:table-cell>
          <table:table-cell office:value-type="float" office:value="688.18" calcext:value-type="float">
            <text:p>688.18</text:p>
          </table:table-cell>
          <table:table-cell office:value-type="float" office:value="563.75" calcext:value-type="float">
            <text:p>563.75</text:p>
          </table:table-cell>
          <table:table-cell office:value-type="float" office:value="791.935" calcext:value-type="float">
            <text:p>791.935</text:p>
          </table:table-cell>
          <table:table-cell office:value-type="float" office:value="568.189" calcext:value-type="float">
            <text:p>568.189</text:p>
          </table:table-cell>
          <table:table-cell/>
          <table:table-cell table:formula="of:=MAX([.B37:.G37] )" office:value-type="float" office:value="791.935" calcext:value-type="float">
            <text:p>791.935</text:p>
          </table:table-cell>
        </table:table-row>
        <table:table-row table:style-name="ro1">
          <table:table-cell/>
          <table:table-cell office:value-type="float" office:value="645.512" calcext:value-type="float">
            <text:p>645.512</text:p>
          </table:table-cell>
          <table:table-cell office:value-type="float" office:value="878.437" calcext:value-type="float">
            <text:p>878.437</text:p>
          </table:table-cell>
          <table:table-cell office:value-type="float" office:value="636.54" calcext:value-type="float">
            <text:p>636.54</text:p>
          </table:table-cell>
          <table:table-cell office:value-type="float" office:value="736.878" calcext:value-type="float">
            <text:p>736.878</text:p>
          </table:table-cell>
          <table:table-cell office:value-type="float" office:value="899.716" calcext:value-type="float">
            <text:p>899.716</text:p>
          </table:table-cell>
          <table:table-cell office:value-type="float" office:value="729.221" calcext:value-type="float">
            <text:p>729.221</text:p>
          </table:table-cell>
          <table:table-cell/>
          <table:table-cell table:formula="of:=MAX([.B38:.G38] )" office:value-type="float" office:value="899.716" calcext:value-type="float">
            <text:p>899.716</text:p>
          </table:table-cell>
        </table:table-row>
        <table:table-row table:style-name="ro1">
          <table:table-cell/>
          <table:table-cell office:value-type="float" office:value="570.123" calcext:value-type="float">
            <text:p>570.123</text:p>
          </table:table-cell>
          <table:table-cell office:value-type="float" office:value="801.867" calcext:value-type="float">
            <text:p>801.867</text:p>
          </table:table-cell>
          <table:table-cell office:value-type="float" office:value="746.631" calcext:value-type="float">
            <text:p>746.631</text:p>
          </table:table-cell>
          <table:table-cell office:value-type="float" office:value="709.288" calcext:value-type="float">
            <text:p>709.288</text:p>
          </table:table-cell>
          <table:table-cell office:value-type="float" office:value="845.106" calcext:value-type="float">
            <text:p>845.106</text:p>
          </table:table-cell>
          <table:table-cell office:value-type="float" office:value="982.151" calcext:value-type="float">
            <text:p>982.151</text:p>
          </table:table-cell>
          <table:table-cell/>
          <table:table-cell table:formula="of:=MAX([.B39:.G39] )" office:value-type="float" office:value="982.151" calcext:value-type="float">
            <text:p>982.151</text:p>
          </table:table-cell>
        </table:table-row>
        <table:table-row table:style-name="ro1">
          <table:table-cell/>
          <table:table-cell office:value-type="float" office:value="647.859" calcext:value-type="float">
            <text:p>647.859</text:p>
          </table:table-cell>
          <table:table-cell office:value-type="float" office:value="667.769" calcext:value-type="float">
            <text:p>667.769</text:p>
          </table:table-cell>
          <table:table-cell office:value-type="float" office:value="668.847" calcext:value-type="float">
            <text:p>668.847</text:p>
          </table:table-cell>
          <table:table-cell office:value-type="float" office:value="529.554" calcext:value-type="float">
            <text:p>529.554</text:p>
          </table:table-cell>
          <table:table-cell office:value-type="float" office:value="842.348" calcext:value-type="float">
            <text:p>842.348</text:p>
          </table:table-cell>
          <table:table-cell office:value-type="float" office:value="693.186" calcext:value-type="float">
            <text:p>693.186</text:p>
          </table:table-cell>
          <table:table-cell/>
          <table:table-cell table:formula="of:=MAX([.B40:.G40] )" office:value-type="float" office:value="842.348" calcext:value-type="float">
            <text:p>842.348</text:p>
          </table:table-cell>
        </table:table-row>
        <table:table-row table:style-name="ro1">
          <table:table-cell/>
          <table:table-cell office:value-type="float" office:value="633.891" calcext:value-type="float">
            <text:p>633.891</text:p>
          </table:table-cell>
          <table:table-cell office:value-type="float" office:value="623.053" calcext:value-type="float">
            <text:p>623.053</text:p>
          </table:table-cell>
          <table:table-cell office:value-type="float" office:value="837.426" calcext:value-type="float">
            <text:p>837.426</text:p>
          </table:table-cell>
          <table:table-cell office:value-type="float" office:value="675.22" calcext:value-type="float">
            <text:p>675.22</text:p>
          </table:table-cell>
          <table:table-cell office:value-type="float" office:value="915.561" calcext:value-type="float">
            <text:p>915.561</text:p>
          </table:table-cell>
          <table:table-cell office:value-type="float" office:value="742.64" calcext:value-type="float">
            <text:p>742.64</text:p>
          </table:table-cell>
          <table:table-cell/>
          <table:table-cell table:formula="of:=MAX([.B41:.G41] )" office:value-type="float" office:value="915.561" calcext:value-type="float">
            <text:p>915.561</text:p>
          </table:table-cell>
        </table:table-row>
        <table:table-row table:style-name="ro1">
          <table:table-cell/>
          <table:table-cell office:value-type="float" office:value="628.182" calcext:value-type="float">
            <text:p>628.182</text:p>
          </table:table-cell>
          <table:table-cell office:value-type="float" office:value="723.728" calcext:value-type="float">
            <text:p>723.728</text:p>
          </table:table-cell>
          <table:table-cell office:value-type="float" office:value="690.493" calcext:value-type="float">
            <text:p>690.493</text:p>
          </table:table-cell>
          <table:table-cell office:value-type="float" office:value="565.597" calcext:value-type="float">
            <text:p>565.597</text:p>
          </table:table-cell>
          <table:table-cell office:value-type="float" office:value="690.798" calcext:value-type="float">
            <text:p>690.798</text:p>
          </table:table-cell>
          <table:table-cell office:value-type="float" office:value="705.561" calcext:value-type="float">
            <text:p>705.561</text:p>
          </table:table-cell>
          <table:table-cell/>
          <table:table-cell table:formula="of:=MAX([.B42:.G42] )" office:value-type="float" office:value="723.728" calcext:value-type="float">
            <text:p>723.728</text:p>
          </table:table-cell>
        </table:table-row>
        <table:table-row table:style-name="ro1">
          <table:table-cell/>
          <table:table-cell office:value-type="float" office:value="382.363" calcext:value-type="float">
            <text:p>382.363</text:p>
          </table:table-cell>
          <table:table-cell office:value-type="float" office:value="590.366" calcext:value-type="float">
            <text:p>590.366</text:p>
          </table:table-cell>
          <table:table-cell office:value-type="float" office:value="702.297" calcext:value-type="float">
            <text:p>702.297</text:p>
          </table:table-cell>
          <table:table-cell office:value-type="float" office:value="491.502" calcext:value-type="float">
            <text:p>491.502</text:p>
          </table:table-cell>
          <table:table-cell office:value-type="float" office:value="657.517" calcext:value-type="float">
            <text:p>657.517</text:p>
          </table:table-cell>
          <table:table-cell office:value-type="float" office:value="825.009" calcext:value-type="float">
            <text:p>825.009</text:p>
          </table:table-cell>
          <table:table-cell/>
          <table:table-cell table:formula="of:=MAX([.B43:.G43] )" office:value-type="float" office:value="825.009" calcext:value-type="float">
            <text:p>825.009</text:p>
          </table:table-cell>
        </table:table-row>
        <table:table-row table:style-name="ro1">
          <table:table-cell/>
          <table:table-cell table:formula="of:=AVERAGE([.B24:.B43])" office:value-type="float" office:value="722.00755" calcext:value-type="float">
            <text:p>722.00755</text:p>
          </table:table-cell>
          <table:table-cell table:formula="of:=AVERAGE([.C24:.C43])" office:value-type="float" office:value="759.47995" calcext:value-type="float">
            <text:p>759.47995</text:p>
          </table:table-cell>
          <table:table-cell table:formula="of:=AVERAGE([.D24:.D43])" office:value-type="float" office:value="737.1746" calcext:value-type="float">
            <text:p>737.1746</text:p>
          </table:table-cell>
          <table:table-cell table:formula="of:=AVERAGE([.E24:.E43])" office:value-type="float" office:value="681.7575" calcext:value-type="float">
            <text:p>681.7575</text:p>
          </table:table-cell>
          <table:table-cell table:formula="of:=AVERAGE([.F24:.F43])" office:value-type="float" office:value="774.8925" calcext:value-type="float">
            <text:p>774.8925</text:p>
          </table:table-cell>
          <table:table-cell table:formula="of:=AVERAGE([.G24:.G43])" office:value-type="float" office:value="767.9278" calcext:value-type="float">
            <text:p>767.9278</text:p>
          </table:table-cell>
          <table:table-cell/>
          <table:table-cell table:formula="of:=MAX([.B44:.G44] )" office:value-type="float" office:value="774.8925" calcext:value-type="float">
            <text:p>774.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40:16.766947495</meta:creation-date>
    <dc:date>2018-02-20T15:00:05.102976748</dc:date>
    <meta:editing-duration>PT35M24S</meta:editing-duration>
    <meta:editing-cycles>7</meta:editing-cycles>
    <meta:generator>LibreOffice/5.4.1.2$Linux_X86_64 LibreOffice_project/ea7cb86e6eeb2bf3a5af73a8f7777ac570321527</meta:generator>
    <meta:document-statistic meta:table-count="1" meta:cell-count="314" meta:object-count="0"/>
  </office:meta>
</office:document-meta>
</file>